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Heading_20_1">
      <style:paragraph-properties fo:line-height="0.483cm"/>
      <style:text-properties officeooo:paragraph-rsid="00127310"/>
    </style:style>
    <style:style style:name="P2" style:family="paragraph" style:parent-style-name="Standard">
      <style:paragraph-properties fo:margin-left="0.233cm" fo:margin-right="0cm" fo:line-height="0.483cm" fo:text-indent="0cm" style:auto-text-indent="false"/>
      <style:text-properties officeooo:paragraph-rsid="00271e64"/>
    </style:style>
    <style:style style:name="P3" style:family="paragraph" style:parent-style-name="Heading_20_1">
      <style:paragraph-properties fo:margin-top="0.159cm" fo:margin-bottom="0cm" style:contextual-spacing="false"/>
      <style:text-properties fo:font-size="22pt" officeooo:paragraph-rsid="00127310" style:font-size-asian="22pt" style:font-size-complex="22pt"/>
    </style:style>
    <style:style style:name="P4" style:family="paragraph" style:parent-style-name="Heading_20_1">
      <style:text-properties officeooo:paragraph-rsid="00127310"/>
    </style:style>
    <style:style style:name="P5" style:family="paragraph" style:parent-style-name="Standard">
      <style:paragraph-properties fo:margin-left="0.233cm" fo:margin-right="0cm" fo:margin-top="0.007cm" fo:margin-bottom="0cm" style:contextual-spacing="false" fo:text-indent="0cm" style:auto-text-indent="false"/>
      <style:text-properties officeooo:paragraph-rsid="00127310"/>
    </style:style>
    <style:style style:name="P6" style:family="paragraph" style:parent-style-name="Standard">
      <style:paragraph-properties fo:margin-left="0.233cm" fo:margin-right="0cm" fo:text-indent="0cm" style:auto-text-indent="false"/>
      <style:text-properties officeooo:paragraph-rsid="00127310"/>
    </style:style>
    <style:style style:name="P7" style:family="paragraph" style:parent-style-name="Standard">
      <style:paragraph-properties fo:margin-left="0.183cm" fo:margin-right="0cm" fo:text-indent="0cm" style:auto-text-indent="false"/>
      <style:text-properties officeooo:paragraph-rsid="00127310"/>
    </style:style>
    <style:style style:name="P8" style:family="paragraph" style:parent-style-name="Standard">
      <loext:graphic-properties draw:fill="solid" draw:fill-color="#1e1f22"/>
      <style:paragraph-properties fo:margin-left="0.183cm" fo:margin-right="0cm" fo:text-indent="0cm" style:auto-text-indent="false" fo:background-color="#1e1f22" fo:padding="0cm" fo:border="none" style:shadow="none"/>
      <style:text-properties officeooo:paragraph-rsid="00127310"/>
    </style:style>
    <style:style style:name="P9" style:family="paragraph" style:parent-style-name="Text_20_body">
      <style:paragraph-properties fo:margin-left="8.885cm" fo:margin-right="0cm" fo:margin-top="0.161cm" fo:margin-bottom="0cm" style:contextual-spacing="false" fo:text-indent="0cm" style:auto-text-indent="false"/>
      <style:text-properties officeooo:paragraph-rsid="00127310"/>
    </style:style>
    <style:style style:name="P10" style:family="paragraph" style:parent-style-name="Standard">
      <style:paragraph-properties fo:margin-left="0.233cm" fo:margin-right="0cm" fo:line-height="0.483cm" fo:text-indent="0cm" style:auto-text-indent="false"/>
      <style:text-properties fo:font-size="12pt" fo:letter-spacing="-0.009cm" fo:font-weight="bold" officeooo:paragraph-rsid="00127310" style:font-size-asian="12pt" style:font-weight-asian="bold"/>
    </style:style>
    <style:style style:name="P11" style:family="paragraph" style:parent-style-name="Standard">
      <style:paragraph-properties fo:margin-left="0.233cm" fo:margin-right="0cm" fo:line-height="0.483cm" fo:text-indent="0cm" style:auto-text-indent="false"/>
      <style:text-properties fo:font-size="12pt" fo:letter-spacing="-0.009cm" fo:font-weight="bold" officeooo:paragraph-rsid="00271e64" style:font-size-asian="12pt" style:font-weight-asian="bold"/>
    </style:style>
    <style:style style:name="P12" style:family="paragraph" style:parent-style-name="Text_20_body">
      <style:paragraph-properties fo:margin-top="0.012cm" fo:margin-bottom="0cm" style:contextual-spacing="false"/>
      <style:text-properties fo:font-size="12pt" fo:language="en" fo:country="US" officeooo:paragraph-rsid="00127310" style:font-size-asian="12pt"/>
    </style:style>
    <style:style style:name="P13" style:family="paragraph" style:parent-style-name="Standard">
      <style:paragraph-properties fo:margin-top="0.012cm" fo:margin-bottom="0cm" style:contextual-spacing="false"/>
      <style:text-properties fo:font-size="12pt" fo:language="en" fo:country="US" officeooo:paragraph-rsid="00127310" style:font-size-asian="12pt"/>
    </style:style>
    <style:style style:name="P14" style:family="paragraph" style:parent-style-name="Standard">
      <loext:graphic-properties draw:fill="solid" draw:fill-color="#1e1f22"/>
      <style:paragraph-properties fo:margin-top="0.012cm" fo:margin-bottom="0cm" style:contextual-spacing="false" fo:background-color="#1e1f22" fo:padding="0cm" fo:border="none" style:shadow="none"/>
      <style:text-properties fo:font-size="12pt" fo:language="en" fo:country="US" officeooo:paragraph-rsid="00127310" style:font-size-asian="12pt"/>
    </style:style>
    <style:style style:name="P15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4fa0e" officeooo:paragraph-rsid="00127310" style:font-size-asian="12pt" style:font-weight-asian="bold" style:font-weight-complex="bold"/>
    </style:style>
    <style:style style:name="P16" style:family="paragraph" style:parent-style-name="Text_20_body">
      <style:paragraph-properties fo:margin-top="0.012cm" fo:margin-bottom="0cm" style:contextual-spacing="false"/>
      <style:text-properties fo:font-size="12pt" fo:language="en" fo:country="US" fo:font-weight="bold" officeooo:rsid="002c1dd3" officeooo:paragraph-rsid="002c1dd3" style:font-size-asian="12pt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language="en" fo:country="US" fo:font-weight="bold" officeooo:rsid="002c1dd3" officeooo:paragraph-rsid="002c1dd3" style:font-size-asian="12pt" style:font-weight-asian="bold" style:font-weight-complex="bold"/>
    </style:style>
    <style:style style:name="P18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normal" officeooo:rsid="002c1dd3" officeooo:paragraph-rsid="002c1dd3" style:font-size-asian="12pt" style:font-weight-asian="normal" style:font-weight-complex="normal"/>
    </style:style>
    <style:style style:name="P19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normal" officeooo:rsid="0024fa0e" officeooo:paragraph-rsid="00127310" style:font-size-asian="12pt" style:font-weight-asian="normal" style:font-weight-complex="normal"/>
    </style:style>
    <style:style style:name="P20" style:family="paragraph" style:parent-style-name="Text_20_body">
      <style:paragraph-properties fo:margin-top="0.007cm" fo:margin-bottom="0cm" style:contextual-spacing="false"/>
      <style:text-properties fo:font-size="12pt" officeooo:paragraph-rsid="00127310" style:font-size-asian="12pt"/>
    </style:style>
    <style:style style:name="P21" style:family="paragraph" style:parent-style-name="Standard">
      <style:paragraph-properties fo:margin-left="0.233cm" fo:margin-right="0cm" fo:line-height="0.483cm" fo:text-indent="0cm" style:auto-text-indent="false"/>
      <style:text-properties fo:font-size="12pt" fo:font-weight="bold" officeooo:paragraph-rsid="00127310" style:font-size-asian="12pt" style:font-weight-asian="bold"/>
    </style:style>
    <style:style style:name="P22" style:family="paragraph" style:parent-style-name="Standard">
      <loext:graphic-properties draw:fill="solid" draw:fill-color="#1e1f22"/>
      <style:paragraph-properties fo:margin-left="0.233cm" fo:margin-right="0cm" fo:margin-top="0.007cm" fo:margin-bottom="0cm" style:contextual-spacing="false" fo:text-indent="0cm" style:auto-text-indent="false" fo:background-color="#1e1f22" fo:padding="0cm" fo:border="none" style:shadow="none"/>
      <style:text-properties fo:font-size="12pt" fo:font-weight="normal" officeooo:paragraph-rsid="00282af5" fo:background-color="transparent" style:font-size-asian="12pt" style:font-weight-asian="normal" style:font-weight-complex="normal"/>
    </style:style>
    <style:style style:name="P23" style:family="paragraph" style:parent-style-name="Standard">
      <loext:graphic-properties draw:fill="solid" draw:fill-color="#1e1f22"/>
      <style:paragraph-properties fo:margin-left="0.233cm" fo:margin-right="0cm" fo:margin-top="0.007cm" fo:margin-bottom="0cm" style:contextual-spacing="false" fo:text-indent="0cm" style:auto-text-indent="false" fo:background-color="#1e1f22" fo:padding="0cm" fo:border="none" style:shadow="none"/>
      <style:text-properties fo:font-size="12pt" fo:font-style="italic" fo:font-weight="bold" officeooo:rsid="00282af5" officeooo:paragraph-rsid="00282af5" style:font-size-asian="12pt" style:font-style-asian="italic" style:font-weight-asian="bold"/>
    </style:style>
    <style:style style:name="P24" style:family="paragraph" style:parent-style-name="Standard">
      <style:paragraph-properties fo:margin-left="0.233cm" fo:margin-right="0cm" fo:margin-top="0.007cm" fo:margin-bottom="0cm" style:contextual-spacing="false" fo:text-indent="0cm" style:auto-text-indent="false"/>
      <style:text-properties fo:font-size="12pt" fo:font-style="italic" fo:font-weight="bold" officeooo:rsid="00282af5" officeooo:paragraph-rsid="00282af5" style:font-size-asian="12pt" style:font-style-asian="italic" style:font-weight-asian="bold"/>
    </style:style>
    <style:style style:name="P25" style:family="paragraph" style:parent-style-name="Text_20_body">
      <style:paragraph-properties fo:margin-top="0.019cm" fo:margin-bottom="0cm" style:contextual-spacing="false"/>
      <style:text-properties fo:font-size="5.5pt" fo:font-weight="bold" officeooo:paragraph-rsid="00127310" style:font-size-asian="5.5pt" style:font-weight-asian="bold"/>
    </style:style>
    <style:style style:name="P26" style:family="paragraph" style:parent-style-name="Text_20_body">
      <style:paragraph-properties fo:margin-top="0.018cm" fo:margin-bottom="0cm" style:contextual-spacing="false"/>
      <style:text-properties fo:font-size="14.5pt" fo:font-weight="bold" officeooo:paragraph-rsid="00127310" style:font-size-asian="14.5pt" style:font-weight-asian="bold"/>
    </style:style>
    <style:style style:name="P27" style:family="paragraph" style:parent-style-name="Text_20_body">
      <style:paragraph-properties fo:margin-top="0.012cm" fo:margin-bottom="0cm" style:contextual-spacing="false"/>
      <style:text-properties fo:font-size="10.5pt" fo:font-weight="bold" officeooo:paragraph-rsid="00127310" style:font-size-asian="10.5pt" style:font-weight-asian="bold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5f826b" loext:opacity="100%" style:font-name="JetBrains Mono" fo:font-size="10pt" fo:font-style="italic" fo:font-weight="normal" officeooo:paragraph-rsid="00127310" style:font-size-asian="10pt" style:font-style-asian="italic" style:font-weight-asian="normal"/>
    </style:style>
    <style:style style:name="P29" style:family="paragraph" style:parent-style-name="Standard">
      <style:paragraph-properties fo:margin-left="0.233cm" fo:margin-right="0cm" fo:margin-top="0.007cm" fo:margin-bottom="0cm" style:contextual-spacing="false" fo:text-indent="0cm" style:auto-text-indent="false"/>
      <style:text-properties officeooo:paragraph-rsid="00282af5"/>
    </style:style>
    <style:style style:name="P30" style:family="paragraph" style:parent-style-name="Standard">
      <loext:graphic-properties draw:fill="solid" draw:fill-color="#1e1f22"/>
      <style:paragraph-properties fo:margin-left="0.233cm" fo:margin-right="0cm" fo:margin-top="0.007cm" fo:margin-bottom="0cm" style:contextual-spacing="false" fo:text-indent="0cm" style:auto-text-indent="false" fo:background-color="#1e1f22" fo:padding="0cm" fo:border="none" style:shadow="none"/>
      <style:text-properties officeooo:paragraph-rsid="00282af5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82af5"/>
    </style:style>
    <style:style style:name="P32" style:family="paragraph" style:parent-style-name="Standard">
      <loext:graphic-properties draw:fill="solid" draw:fill-color="#1e1f22"/>
      <style:paragraph-properties fo:margin-left="0.233cm" fo:margin-right="0cm" fo:margin-top="0.007cm" fo:margin-bottom="0cm" style:contextual-spacing="false" fo:text-indent="0cm" style:auto-text-indent="false" fo:background-color="#1e1f22" fo:padding="0cm" fo:border="none" style:shadow="none"/>
      <style:text-properties fo:font-weight="normal" officeooo:paragraph-rsid="00282af5" fo:background-color="transparent" style:font-weight-asian="normal" style:font-weight-complex="normal"/>
    </style:style>
    <style:style style:name="P33" style:family="paragraph" style:parent-style-name="Text_20_body" style:master-page-name="Standard">
      <style:paragraph-properties fo:margin-left="8.885cm" fo:margin-right="0cm" fo:margin-top="0.123cm" fo:margin-bottom="0cm" style:contextual-spacing="false" fo:text-indent="0cm" style:auto-text-indent="false" style:page-number="auto"/>
      <style:text-properties officeooo:paragraph-rsid="00127310"/>
    </style:style>
    <style:style style:name="P34" style:family="paragraph" style:parent-style-name="Standard">
      <loext:graphic-properties draw:fill="solid" draw:fill-color="#1e1f22"/>
      <style:paragraph-properties fo:margin-top="0.012cm" fo:margin-bottom="0cm" style:contextual-spacing="false" fo:background-color="#1e1f22" fo:padding="0cm" fo:border="none" style:shadow="none"/>
      <style:text-properties fo:color="#bcbec4" loext:opacity="100%" style:font-name="JetBrains Mono" fo:font-size="10pt" fo:language="en" fo:country="US" fo:font-style="normal" fo:font-weight="normal" officeooo:rsid="002c1dd3" officeooo:paragraph-rsid="002c1dd3" style:font-size-asian="10pt" style:font-style-asian="normal" style:font-weight-asian="normal" style:font-weight-complex="bold"/>
    </style:style>
    <style:style style:name="P35" style:family="paragraph" style:parent-style-name="Standard">
      <loext:graphic-properties draw:fill="solid" draw:fill-color="#1e1f22"/>
      <style:paragraph-properties fo:margin-top="0.012cm" fo:margin-bottom="0cm" style:contextual-spacing="false" fo:background-color="#1e1f22" fo:padding="0cm" fo:border="none" style:shadow="none"/>
      <style:text-properties fo:color="#bcbec4" loext:opacity="100%" style:font-name="JetBrains Mono" fo:font-size="10pt" fo:language="en" fo:country="US" fo:font-style="normal" fo:font-weight="normal" officeooo:rsid="002c1dd3" officeooo:paragraph-rsid="002dc744" style:font-size-asian="10pt" style:font-style-asian="normal" style:font-weight-asian="normal" style:font-weight-complex="bold"/>
    </style:style>
    <style:style style:name="P36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normal" officeooo:rsid="002c1dd3" officeooo:paragraph-rsid="002c1dd3" style:font-size-asian="12pt" style:font-weight-asian="normal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5f826b" loext:opacity="100%" style:font-name="JetBrains Mono" fo:font-size="8pt" fo:font-style="italic" fo:font-weight="normal" officeooo:rsid="002e6b96" officeooo:paragraph-rsid="002e6b96" style:font-size-asian="8pt" style:font-style-asian="italic" style:font-weight-asian="normal" style:font-size-complex="8pt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e6b96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82af5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29c91e" loext:opacity="100%" officeooo:paragraph-rsid="002e6b96"/>
    </style:style>
    <style:style style:name="P41" style:family="paragraph" style:parent-style-name="Standard">
      <loext:graphic-properties draw:fill="solid" draw:fill-color="#1e1f22"/>
      <style:paragraph-properties fo:margin-left="0.183cm" fo:margin-right="0cm" fo:text-indent="0cm" style:auto-text-indent="false" fo:background-color="#1e1f22" fo:padding="0cm" fo:border="none" style:shadow="none"/>
      <style:text-properties officeooo:paragraph-rsid="002e6b96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letter-spacing="-0.009cm" fo:font-weight="bold" style:font-size-asian="12pt" style:font-weight-asian="bold"/>
    </style:style>
    <style:style style:name="T3" style:family="text">
      <style:text-properties fo:font-size="12pt" fo:letter-spacing="-0.009cm" fo:font-weight="bold" officeooo:rsid="00271e64" style:font-size-asian="12pt" style:font-weight-asian="bold"/>
    </style:style>
    <style:style style:name="T4" style:family="text">
      <style:text-properties fo:font-size="12pt" fo:letter-spacing="-0.014cm" fo:font-weight="bold" style:font-size-asian="12pt" style:font-weight-asian="bold"/>
    </style:style>
    <style:style style:name="T5" style:family="text">
      <style:text-properties fo:font-size="12pt" fo:font-style="italic" fo:font-weight="bold" style:font-size-asian="12pt" style:font-style-asian="italic" style:font-weight-asian="bold"/>
    </style:style>
    <style:style style:name="T6" style:family="text">
      <style:text-properties fo:font-size="12pt" fo:font-style="italic" fo:font-weight="bold" officeooo:rsid="00127310" style:font-size-asian="12pt" style:font-style-asian="italic" style:font-weight-asian="bold"/>
    </style:style>
    <style:style style:name="T7" style:family="text">
      <style:text-properties fo:font-size="12pt" fo:font-style="italic" fo:font-weight="bold" officeooo:rsid="00253209" style:font-size-asian="12pt" style:font-style-asian="italic" style:font-weight-asian="bold"/>
    </style:style>
    <style:style style:name="T8" style:family="text">
      <style:text-properties fo:font-size="12pt" fo:font-style="italic" fo:font-weight="bold" officeooo:rsid="00282af5" style:font-size-asian="12pt" style:font-style-asian="italic" style:font-weight-asian="bold"/>
    </style:style>
    <style:style style:name="T9" style:family="text">
      <style:text-properties fo:font-size="12pt" fo:letter-spacing="-0.018cm" fo:font-weight="bold" style:font-size-asian="12pt" style:font-weight-asian="bold"/>
    </style:style>
    <style:style style:name="T10" style:family="text">
      <style:text-properties fo:font-size="12pt" fo:letter-spacing="-0.018cm" style:font-size-asian="12pt"/>
    </style:style>
    <style:style style:name="T11" style:family="text">
      <style:text-properties fo:font-size="12pt" fo:letter-spacing="-0.016cm" fo:font-weight="bold" style:font-size-asian="12pt" style:font-weight-asian="bold"/>
    </style:style>
    <style:style style:name="T12" style:family="text">
      <style:text-properties fo:font-size="12pt" fo:letter-spacing="-0.016cm" style:font-size-asian="12pt"/>
    </style:style>
    <style:style style:name="T13" style:family="text">
      <style:text-properties fo:font-size="12pt" style:font-size-asian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letter-spacing="-0.019cm"/>
    </style:style>
    <style:style style:name="T16" style:family="text">
      <style:text-properties fo:letter-spacing="-0.018cm"/>
    </style:style>
    <style:style style:name="T17" style:family="text">
      <style:text-properties fo:letter-spacing="-0.014cm"/>
    </style:style>
    <style:style style:name="T18" style:family="text">
      <style:text-properties fo:letter-spacing="-0.016cm"/>
    </style:style>
    <style:style style:name="T19" style:family="text">
      <style:text-properties fo:letter-spacing="-0.004cm"/>
    </style:style>
    <style:style style:name="T20" style:family="text">
      <style:text-properties fo:letter-spacing="-0.004cm" officeooo:rsid="00127310"/>
    </style:style>
    <style:style style:name="T21" style:family="text">
      <style:text-properties fo:letter-spacing="-0.004cm" officeooo:rsid="00253209"/>
    </style:style>
    <style:style style:name="T22" style:family="text">
      <style:text-properties fo:letter-spacing="-0.007cm"/>
    </style:style>
    <style:style style:name="T23" style:family="text">
      <style:text-properties fo:color="#bcbec4" loext:opacity="100%" style:font-name="JetBrains Mono" fo:font-size="15pt" fo:font-style="normal" fo:font-weight="normal" style:font-size-asian="15pt" style:font-style-asian="normal" style:font-weight-asian="normal"/>
    </style:style>
    <style:style style:name="T24" style:family="text">
      <style:text-properties fo:color="#6aab73" loext:opacity="100%" style:font-name="JetBrains Mono" fo:font-size="15pt" fo:font-style="normal" fo:font-weight="normal" style:font-size-asian="15pt" style:font-style-asian="normal" style:font-weight-asian="normal"/>
    </style:style>
    <style:style style:name="T25" style:family="text">
      <style:text-properties fo:color="#6aab73" loext:opacity="100%" style:font-name="JetBrains Mono" fo:font-size="15pt" fo:font-style="normal" fo:font-weight="normal" style:font-size-asian="15pt" style:font-style-asian="normal" style:font-weight-asian="normal"/>
    </style:style>
    <style:style style:name="T26" style:family="text">
      <style:text-properties fo:color="#6aab73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27" style:family="text">
      <style:text-properties fo:color="#6aab73" loext:opacity="100%" style:font-name="JetBrains Mono" fo:font-size="8pt" fo:font-style="normal" fo:font-weight="normal" style:font-size-asian="8pt" style:font-style-asian="normal" style:font-weight-asian="normal" style:font-size-complex="8pt"/>
    </style:style>
    <style:style style:name="T28" style:family="text">
      <style:text-properties fo:color="#6aab73" loext:opacity="100%" style:font-name="JetBrains Mono" fo:font-size="8pt" fo:font-style="italic" fo:font-weight="normal" style:font-size-asian="8pt" style:font-style-asian="italic" style:font-weight-asian="normal" style:font-size-complex="8pt" style:font-style-complex="italic"/>
    </style:style>
    <style:style style:name="T29" style:family="text">
      <style:text-properties fo:color="#6aab73" loext:opacity="100%" fo:font-size="15pt" style:font-size-asian="15pt"/>
    </style:style>
    <style:style style:name="T30" style:family="text">
      <style:text-properties fo:color="#8888c6" loext:opacity="100%" style:font-name="JetBrains Mono" fo:font-size="15pt" fo:font-style="normal" fo:font-weight="normal" style:font-size-asian="15pt" style:font-style-asian="normal" style:font-weight-asian="normal"/>
    </style:style>
    <style:style style:name="T31" style:family="text">
      <style:text-properties fo:color="#8888c6" loext:opacity="100%" fo:font-size="15pt" style:font-size-asian="15pt"/>
    </style:style>
    <style:style style:name="T32" style:family="text">
      <style:text-properties fo:color="#cf8e6d" loext:opacity="100%" style:font-name="JetBrains Mono" fo:font-size="15pt" fo:font-style="normal" fo:font-weight="normal" style:font-size-asian="15pt" style:font-style-asian="normal" style:font-weight-asian="normal"/>
    </style:style>
    <style:style style:name="T33" style:family="text">
      <style:text-properties fo:color="#cf8e6d" loext:opacity="100%" fo:font-size="15pt" style:font-size-asian="15pt"/>
    </style:style>
    <style:style style:name="T34" style:family="text">
      <style:text-properties fo:color="#2aacb8" loext:opacity="100%" style:font-name="JetBrains Mono" fo:font-size="15pt" fo:font-style="normal" fo:font-weight="normal" style:font-size-asian="15pt" style:font-style-asian="normal" style:font-weight-asian="normal"/>
    </style:style>
    <style:style style:name="T35" style:family="text">
      <style:text-properties fo:color="#2aacb8" loext:opacity="100%" style:font-name="JetBrains Mono" fo:font-size="15pt" fo:font-style="normal" fo:font-weight="normal" officeooo:rsid="002a1284" style:font-size-asian="15pt" style:font-style-asian="normal" style:font-weight-asian="normal"/>
    </style:style>
    <style:style style:name="T36" style:family="text">
      <style:text-properties fo:color="#5f826b" loext:opacity="100%" style:font-name="JetBrains Mono" fo:font-size="15pt" fo:font-style="italic" fo:font-weight="normal" style:font-size-asian="15pt" style:font-style-asian="italic" style:font-weight-asian="normal"/>
    </style:style>
    <style:style style:name="T37" style:family="text">
      <style:text-properties fo:color="#5f826b" loext:opacity="100%" style:font-name="JetBrains Mono" fo:font-size="15pt" fo:font-style="italic" fo:font-weight="normal" officeooo:rsid="00282af5" style:font-size-asian="15pt" style:font-style-asian="italic" style:font-weight-asian="normal"/>
    </style:style>
    <style:style style:name="T38" style:family="text">
      <style:text-properties fo:color="#5f826b" loext:opacity="100%" style:font-name="JetBrains Mono" fo:font-size="8pt" fo:font-style="italic" fo:font-weight="normal" style:font-size-asian="8pt" style:font-style-asian="italic" style:font-weight-asian="normal" style:font-size-complex="8pt"/>
    </style:style>
    <style:style style:name="T39" style:family="text">
      <style:text-properties fo:color="#5f826b" loext:opacity="100%" style:font-name="JetBrains Mono" fo:font-size="8pt" fo:font-style="italic" fo:font-weight="normal" officeooo:rsid="00282af5" style:font-size-asian="8pt" style:font-style-asian="italic" style:font-weight-asian="normal" style:font-size-complex="8pt"/>
    </style:style>
    <style:style style:name="T40" style:family="text">
      <style:text-properties fo:color="#5f826b" loext:opacity="100%" style:font-name="JetBrains Mono" fo:font-size="8pt" fo:font-style="italic" fo:font-weight="normal" officeooo:rsid="002e6b96" style:font-size-asian="8pt" style:font-style-asian="italic" style:font-weight-asian="normal" style:font-size-complex="8pt"/>
    </style:style>
    <style:style style:name="T41" style:family="text">
      <style:text-properties fo:color="#5f826b" loext:opacity="100%" style:font-name="JetBrains Mono" fo:font-size="9pt" fo:font-style="italic" fo:font-weight="normal" style:font-size-asian="9pt" style:font-style-asian="italic" style:font-weight-asian="normal" style:font-size-complex="9pt"/>
    </style:style>
    <style:style style:name="T42" style:family="text">
      <style:text-properties fo:color="#5f826b" loext:opacity="100%" style:font-name="JetBrains Mono" fo:font-size="9pt" fo:font-style="italic" fo:font-weight="normal" officeooo:rsid="00282af5" style:font-size-asian="9pt" style:font-style-asian="italic" style:font-weight-asian="normal" style:font-size-complex="9pt"/>
    </style:style>
    <style:style style:name="T43" style:family="text">
      <style:text-properties fo:color="#5f826b" loext:opacity="100%" fo:font-size="15pt" fo:font-style="italic" style:font-size-asian="15pt" style:font-style-asian="italic"/>
    </style:style>
    <style:style style:name="T44" style:family="text">
      <style:text-properties officeooo:rsid="00253209"/>
    </style:style>
    <style:style style:name="T45" style:family="text">
      <style:text-properties fo:font-size="8pt" style:font-size-asian="8pt" style:font-size-complex="8pt"/>
    </style:style>
    <style:style style:name="T46" style:family="text">
      <style:text-properties fo:font-size="8pt" fo:font-weight="bold" style:font-size-asian="8pt" style:font-weight-asian="bold" style:font-size-complex="8pt"/>
    </style:style>
    <style:style style:name="T47" style:family="text">
      <style:text-properties fo:font-size="8pt" fo:font-weight="bold" officeooo:rsid="002e6b96" style:font-size-asian="8pt" style:font-weight-asian="bold" style:font-size-complex="8pt"/>
    </style:style>
    <style:style style:name="T48" style:family="text">
      <style:text-properties fo:font-size="8pt" fo:font-style="italic" style:font-size-asian="8pt" style:font-style-asian="italic" style:font-size-complex="8pt" style:font-style-complex="italic"/>
    </style:style>
    <style:style style:name="T49" style:family="text">
      <style:text-properties fo:color="#56a8f5" loext:opacity="100%" style:font-name="JetBrains Mono" fo:font-size="15pt" fo:font-style="normal" fo:font-weight="normal" style:font-size-asian="15pt" style:font-style-asian="normal" style:font-weight-asian="normal"/>
    </style:style>
    <style:style style:name="T50" style:family="text">
      <style:text-properties fo:color="#56a8f5" loext:opacity="100%" fo:font-size="15pt" style:font-size-asian="15pt"/>
    </style:style>
    <style:style style:name="T51" style:family="text">
      <style:text-properties fo:color="#56a8f5" loext:opacity="100%" fo:font-size="15pt" officeooo:rsid="002e6b96" style:font-size-asian="15pt"/>
    </style:style>
    <style:style style:name="T52" style:family="text">
      <style:text-properties fo:color="#94558d" loext:opacity="100%" style:font-name="JetBrains Mono" fo:font-size="15pt" fo:font-style="normal" fo:font-weight="normal" style:font-size-asian="15pt" style:font-style-asian="normal" style:font-weight-asian="normal"/>
    </style:style>
    <style:style style:name="T53" style:family="text">
      <style:text-properties fo:color="#94558d" loext:opacity="100%" fo:font-size="15pt" style:font-size-asian="15pt"/>
    </style:style>
    <style:style style:name="T54" style:family="text">
      <style:text-properties officeooo:rsid="002c0774"/>
    </style:style>
    <style:style style:name="T55" style:family="text">
      <style:text-properties fo:color="#b200b2" loext:opacity="100%" style:font-name="JetBrains Mono" fo:font-size="15pt" fo:font-style="normal" fo:font-weight="normal" style:font-size-asian="15pt" style:font-style-asian="normal" style:font-weight-asian="normal"/>
    </style:style>
    <style:style style:name="T56" style:family="text">
      <style:text-properties fo:color="#b200b2" loext:opacity="100%" fo:font-size="15pt" style:font-size-asian="15pt"/>
    </style:style>
    <style:style style:name="T57" style:family="text">
      <style:text-properties fo:color="#7a7e85" loext:opacity="100%" style:font-name="JetBrains Mono" fo:font-size="15pt" fo:font-style="normal" fo:font-weight="normal" style:font-size-asian="15pt" style:font-style-asian="normal" style:font-weight-asian="normal"/>
    </style:style>
    <style:style style:name="T58" style:family="text">
      <style:text-properties fo:color="#7a7e85" loext:opacity="100%" fo:font-size="15pt" style:font-size-asian="15pt"/>
    </style:style>
    <style:style style:name="T59" style:family="text">
      <style:text-properties fo:font-size="15pt" style:font-size-asian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Студент<text:span text:style-name="T15"> </text:span>группы<text:span text:style-name="T16"> </text:span>ИС-22<text:span text:style-name="T17"> </text:span>Зоренко<text:span text:style-name="T18"> </text:span>Константин<text:span text:style-name="T15"> </text:span>Сергеевич.</text:p>
      <text:p text:style-name="P20"/>
      <text:h text:style-name="P1" text:outline-level="1">Практическое<text:span text:style-name="T19"> </text:span>занятие<text:span text:style-name="T22"> </text:span>№<text:span text:style-name="T19"> </text:span><text:span text:style-name="T20">1</text:span><text:span text:style-name="T21">6</text:span></text:h>
      <text:p text:style-name="P21">Тема: составление программ с использованием ООП.</text:p>
      <text:p text:style-name="P10">Количество часов: <text:span text:style-name="T44">2</text:span>.</text:p>
      <text:p text:style-name="P10">Цели практического занятия: <text:s/>закрепить усвоенные знания, понятия, алгоритмы, основные принципы составления программ, приобрести навыки составление программ с ООП в IDE PyCharm Community.</text:p>
      <text:p text:style-name="P10"/>
      <text:p text:style-name="P38"><text:span text:style-name="T1"><text:s text:c="2"/>Постановка</text:span><text:span text:style-name="T4"> </text:span><text:span text:style-name="T1">задачи:</text:span><text:span text:style-name="T46"> </text:span></text:p>
      <text:p text:style-name="P40"><text:span text:style-name="T47">1)</text:span></text:p>
      <text:p text:style-name="P38"><text:span text:style-name="T38">"""Создайте базовый класс "Транспорт" со свойствами "марка", "модель" и "год</text:span><text:span text:style-name="T45"><text:line-break/></text:span><text:span text:style-name="T38">выпуска". От этого класса унаследуйте класс "Автомобиль" и добавьте в него</text:span><text:span text:style-name="T45"><text:line-break/></text:span><text:span text:style-name="T38">свойство "тип кузова". """</text:span></text:p>
      <text:p text:style-name="P31"><text:span text:style-name="T38"/></text:p>
      <text:p text:style-name="P31"><text:span text:style-name="T39">2)</text:span><text:span text:style-name="T38"><text:line-break/></text:span><text:span text:style-name="T42">"""</text:span><text:span text:style-name="T41">Создайте класс "Животное" с атрибутами "имя" и "вид". Напишите метод, который<text:line-break/>выводит информацию о животном в формате "Имя: имя, Вид: вид"."""</text:span></text:p>
      <text:p text:style-name="P31"><text:span text:style-name="T41"/></text:p>
      <text:p text:style-name="P38"><text:span text:style-name="T40">3)</text:span><text:span text:style-name="T28">"""Для задачи из блока 1 создать две функции, save_def и load_def, которые позволяют</text:span><text:span text:style-name="T48"><text:line-break/></text:span><text:span text:style-name="T28">сохранять информацию из экземпляров класса (3 шт.) в файл и загружать ее обратно.</text:span><text:span text:style-name="T48"><text:line-break/></text:span><text:span text:style-name="T28">Использовать модуль pickle для сериализации и десериализации объектов Python в</text:span><text:span text:style-name="T48"><text:line-break/></text:span><text:span text:style-name="T28">бинарном формате."""</text:span></text:p>
      <text:p text:style-name="P37"/>
      <text:p text:style-name="P28"/>
      <text:h text:style-name="P3" text:outline-level="1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9">Студент<text:span text:style-name="T15"> </text:span>группы<text:span text:style-name="T16"> </text:span>ИС-22<text:span text:style-name="T17"> </text:span>Зоренко<text:span text:style-name="T18"> </text:span>Константин<text:span text:style-name="T15"> </text:span>Сергеевич.</text:p>
      <text:p text:style-name="P9"/>
      <text:p text:style-name="P29"><text:span text:style-name="T5">PZ_</text:span><text:span text:style-name="T6">1</text:span><text:span text:style-name="T7">6_</text:span><text:span text:style-name="T8">1</text:span></text:p>
      <text:p text:style-name="P29">Текст<text:span text:style-name="T17"> </text:span>программы:</text:p>
      <text:p text:style-name="P30"><text:span text:style-name="T37">"""</text:span><text:span text:style-name="T36">Создайте класс "Животное" с атрибутами "имя" и "вид". Напишите метод, который</text:span><text:line-break/><text:span text:style-name="T36">выводит информацию о животном в формате "Имя: имя, Вид: вид"."""</text:span><text:line-break/><text:line-break/><text:span text:style-name="T32">class </text:span><text:span text:style-name="T23">Enimals:</text:span><text:line-break/><text:span text:style-name="T23"> <text:s text:c="3"/></text:span><text:span text:style-name="T32">def </text:span><text:span text:style-name="T49">Name_vid</text:span><text:span text:style-name="T23">(</text:span><text:span text:style-name="T52">self</text:span><text:span text:style-name="T23">, name=</text:span><text:span text:style-name="T24">"Имя"</text:span><text:span text:style-name="T23">, vid=</text:span><text:span text:style-name="T24">"Имя"</text:span><text:span text:style-name="T23">):</text:span><text:line-break/><text:span text:style-name="T23"> <text:s text:c="7"/></text:span><text:span text:style-name="T52">self</text:span><text:span text:style-name="T23">.name = name</text:span><text:line-break/><text:span text:style-name="T23"> <text:s text:c="7"/></text:span><text:span text:style-name="T52">self</text:span><text:span text:style-name="T23">.vid = vid</text:span><text:line-break/><text:span text:style-name="T23"> <text:s text:c="7"/></text:span><text:span text:style-name="T30">print</text:span><text:span text:style-name="T23">(</text:span><text:span text:style-name="T24">f'Имя: </text:span><text:span text:style-name="T32">{</text:span><text:span text:style-name="T23">name</text:span><text:span text:style-name="T32">}</text:span><text:span text:style-name="T24">'</text:span><text:span text:style-name="T23">)</text:span><text:line-break/><text:span text:style-name="T23"> <text:s text:c="7"/></text:span><text:span text:style-name="T30">print</text:span><text:span text:style-name="T23">(</text:span><text:span text:style-name="T24">f"Вид: </text:span><text:span text:style-name="T32">{</text:span><text:span text:style-name="T23">vid</text:span><text:span text:style-name="T32">}</text:span><text:span text:style-name="T24">"</text:span><text:span text:style-name="T23">)</text:span><text:line-break/><text:line-break/><text:span text:style-name="T23">info = Enimals()</text:span><text:line-break/><text:span text:style-name="T23">info.Name_vid(</text:span><text:span text:style-name="T24">"Прикол"</text:span><text:span text:style-name="T23">,</text:span><text:span text:style-name="T24">"прекол"</text:span><text:span text:style-name="T23">)</text:span><text:line-break/><text:line-break/><text:line-break/></text:p>
      <text:p text:style-name="P32"><text:span text:style-name="T13">Протокол</text:span><text:span text:style-name="T10"> </text:span><text:span text:style-name="T13">работы</text:span><text:span text:style-name="T12"> </text:span><text:span text:style-name="T13">программы:</text:span></text:p>
      <text:p text:style-name="P22">/home/student/Документы/Zorenko_Py/venv/bin/python /home/student/Документы/Zorenko_Py/Классы/PZ_16.py </text:p>
      <text:p text:style-name="P22">Имя: Прикол</text:p>
      <text:p text:style-name="P22">Вид: прекол</text:p>
      <text:p text:style-name="P22"/>
      <text:p text:style-name="P22">Process finished with exit code 0</text:p>
      <text:p text:style-name="P23"/>
      <text:p text:style-name="P24"/>
      <text:p text:style-name="P5"><text:span text:style-name="T5">PZ_</text:span><text:span text:style-name="T6">1</text:span><text:span text:style-name="T7">6_</text:span><text:span text:style-name="T8">2</text:span></text:p>
      <text:h text:style-name="P4" text:outline-level="1">Текст<text:span text:style-name="T17"> </text:span>программы:</text:h>
      <text:p text:style-name="P41"><text:span text:style-name="T36">"""Создайте базовый класс "Транспорт" со свойствами "марка", "модель" и "год</text:span><text:line-break/><text:span text:style-name="T36">выпуска". От этого класса унаследуйте класс "Автомобиль" и добавьте в него</text:span><text:line-break/><text:span text:style-name="T36">свойство "тип кузова". """</text:span></text:p>
      <text:p text:style-name="P41"><text:line-break/><text:soft-page-break/><text:span text:style-name="T32">class </text:span><text:span text:style-name="T23">Trankquil:</text:span><text:line-break/><text:span text:style-name="T23"> <text:s text:c="3"/></text:span><text:span text:style-name="T32">def </text:span><text:span text:style-name="T49">mark</text:span><text:span text:style-name="T23">(</text:span><text:span text:style-name="T52">self</text:span><text:span text:style-name="T23">, mark):</text:span><text:line-break/><text:span text:style-name="T23"> <text:s text:c="7"/></text:span><text:span text:style-name="T52">self</text:span><text:span text:style-name="T23">.mark = mark</text:span><text:line-break/><text:span text:style-name="T23"> <text:s text:c="7"/></text:span><text:span text:style-name="T30">print</text:span><text:span text:style-name="T23">(</text:span><text:span text:style-name="T24">f"Марка автотранспорта: </text:span><text:span text:style-name="T32">{</text:span><text:span text:style-name="T23">mark</text:span><text:span text:style-name="T32">}</text:span><text:span text:style-name="T24">"</text:span><text:span text:style-name="T23">)</text:span><text:line-break/><text:line-break/><text:span text:style-name="T23"> <text:s text:c="3"/></text:span><text:span text:style-name="T32">def </text:span><text:span text:style-name="T49">model</text:span><text:span text:style-name="T23">(</text:span><text:span text:style-name="T52">self</text:span><text:span text:style-name="T23">, model):</text:span><text:line-break/><text:span text:style-name="T23"> <text:s text:c="7"/></text:span><text:span text:style-name="T52">self</text:span><text:span text:style-name="T23">.model = model</text:span><text:line-break/><text:span text:style-name="T23"> <text:s text:c="7"/></text:span><text:span text:style-name="T30">print</text:span><text:span text:style-name="T23">(</text:span><text:span text:style-name="T24">f"Модель автотранспорта </text:span><text:span text:style-name="T32">{</text:span><text:span text:style-name="T23">model</text:span><text:span text:style-name="T32">}</text:span><text:span text:style-name="T24">"</text:span><text:span text:style-name="T23">)</text:span><text:line-break/><text:line-break/><text:span text:style-name="T23"> <text:s text:c="3"/></text:span><text:span text:style-name="T32">def </text:span><text:span text:style-name="T49">NewYear</text:span><text:span text:style-name="T23">(</text:span><text:span text:style-name="T52">self</text:span><text:span text:style-name="T23">,year=</text:span><text:span text:style-name="T34">1</text:span><text:span text:style-name="T35">999</text:span><text:span text:style-name="T23">):</text:span><text:line-break/><text:span text:style-name="T23"> <text:s text:c="7"/></text:span><text:span text:style-name="T52">self</text:span><text:span text:style-name="T23">.year = year</text:span><text:line-break/><text:span text:style-name="T23"> <text:s text:c="7"/></text:span><text:span text:style-name="T30">print</text:span><text:span text:style-name="T23">(</text:span><text:span text:style-name="T24">f"Год выпуска </text:span><text:span text:style-name="T32">{</text:span><text:span text:style-name="T23">year</text:span><text:span text:style-name="T32">}</text:span><text:span text:style-name="T24">"</text:span><text:span text:style-name="T23">)</text:span><text:line-break/><text:line-break/><text:line-break/><text:span text:style-name="T32">class </text:span><text:span text:style-name="T23">Authomobile(Trankquil):</text:span><text:line-break/><text:span text:style-name="T23"> <text:s text:c="3"/></text:span><text:span text:style-name="T32">def </text:span><text:span text:style-name="T49">kuZOV</text:span><text:span text:style-name="T23">(</text:span><text:span text:style-name="T52">self</text:span><text:span text:style-name="T23">, kuzov):</text:span><text:line-break/><text:span text:style-name="T23"> <text:s text:c="7"/></text:span><text:span text:style-name="T52">self</text:span><text:span text:style-name="T23">.kuzov = kuzov</text:span><text:line-break/><text:span text:style-name="T23"> <text:s text:c="7"/></text:span><text:span text:style-name="T30">print</text:span><text:span text:style-name="T23">(</text:span><text:span text:style-name="T24">f"Тип кузова: </text:span><text:span text:style-name="T32">{</text:span><text:span text:style-name="T23">kuzov</text:span><text:span text:style-name="T32">}</text:span><text:span text:style-name="T24">"</text:span><text:span text:style-name="T23">)</text:span><text:line-break/><text:line-break/><text:span text:style-name="T23">info = Authomobile()</text:span><text:line-break/><text:span text:style-name="T23">info.kuZOV(</text:span><text:span text:style-name="T24">"Я кузов"</text:span><text:span text:style-name="T23">)</text:span><text:line-break/><text:span text:style-name="T23">info.NewYear()</text:span><text:line-break/></text:p>
      <text:p text:style-name="P8"><text:line-break/></text:p>
      <text:p text:style-name="P7"/>
      <text:p text:style-name="P27"/>
      <text:p text:style-name="P6"><text:span text:style-name="T1">Протокол</text:span><text:span text:style-name="T9"> </text:span><text:span text:style-name="T1">работы</text:span><text:span text:style-name="T11"> </text:span><text:span text:style-name="T1">программы:</text:span></text:p>
      <text:p text:style-name="P14"><text:span text:style-name="T23">info = Authomobile()</text:span><text:line-break/><text:span text:style-name="T23">info.kuZOV(</text:span><text:span text:style-name="T24">"Я кузов"</text:span><text:span text:style-name="T23">)</text:span><text:line-break/><text:span text:style-name="T23">info.NewYear()</text:span></text:p>
      <text:p text:style-name="P13">/home/student/Документы/Zorenko_Py/venv/bin/python /home/student/Документы/Zorenko_Py/Классы/PZ_16_2.py </text:p>
      <text:p text:style-name="P13">Тип кузова: Я кузов</text:p>
      <text:p text:style-name="P13">Год выпуска 1<text:span text:style-name="T54">999</text:span></text:p>
      <text:p text:style-name="P13"/>
      <text:p text:style-name="P13">Process finished with exit code 0</text:p>
      <text:p text:style-name="P12"/>
      <text:p text:style-name="P16">PZ_16.3</text:p>
      <text:p text:style-name="P35"><text:span text:style-name="T43">"""Создайте класс "Животное" с атрибутами "имя" и "вид". Напишите метод, который</text:span><text:line-break/><text:soft-page-break/><text:span text:style-name="T43">выводит информацию о животном в формате "Имя: имя, Вид: вид"."""</text:span><text:line-break/><text:span text:style-name="T29">"""Для задачи из блока 1 создать две функции, save_def и load_def, которые позволяют</text:span><text:line-break/><text:span text:style-name="T29">сохранять информацию из экземпляров класса (3 шт.) в файл и загружать ее обратно.</text:span><text:line-break/><text:span text:style-name="T29">Использовать модуль pickle для сериализации и десериализации объектов Python в</text:span><text:line-break/><text:span text:style-name="T29">бинарном формате."""</text:span><text:line-break/><text:span text:style-name="T33">import </text:span><text:span text:style-name="T59">pickle</text:span><text:line-break/><text:span text:style-name="T33">class </text:span><text:span text:style-name="T59">Enimals:</text:span><text:line-break/><text:span text:style-name="T59"> <text:s text:c="3"/></text:span><text:span text:style-name="T33">def </text:span><text:span text:style-name="T56">__init__</text:span><text:span text:style-name="T59">(</text:span><text:span text:style-name="T53">self</text:span><text:span text:style-name="T59">, name=</text:span><text:span text:style-name="T29">"Имя"</text:span><text:span text:style-name="T59">, vid=</text:span><text:span text:style-name="T29">"Вид"</text:span><text:span text:style-name="T59">, surname=</text:span><text:span text:style-name="T29">" "</text:span><text:span text:style-name="T59">):</text:span><text:line-break/><text:span text:style-name="T59"> <text:s text:c="7"/></text:span><text:span text:style-name="T53">self</text:span><text:span text:style-name="T59">.name = name</text:span><text:line-break/><text:span text:style-name="T59"> <text:s text:c="7"/></text:span><text:span text:style-name="T53">self</text:span><text:span text:style-name="T59">.surname = surname</text:span><text:line-break/><text:span text:style-name="T59"> <text:s text:c="7"/></text:span><text:span text:style-name="T53">self</text:span><text:span text:style-name="T59">.vid = vid</text:span><text:line-break/><text:span text:style-name="T59"> <text:s text:c="7"/></text:span><text:span text:style-name="T58">#print(f'Имя: {name}')</text:span><text:line-break/><text:span text:style-name="T58"> <text:s text:c="7"/>#print(f"Вид: {vid}")</text:span><text:line-break/><text:span text:style-name="T59">Info = [</text:span><text:line-break/><text:span text:style-name="T59"> <text:s text:c="3"/>Enimals(</text:span><text:span text:style-name="T29">"pop"</text:span><text:span text:style-name="T59">, </text:span><text:span text:style-name="T29">"Мужской"</text:span><text:span text:style-name="T59">, </text:span><text:span text:style-name="T29">"god"</text:span><text:span text:style-name="T59">),</text:span><text:line-break/><text:span text:style-name="T59"> <text:s text:c="3"/>Enimals(</text:span><text:span text:style-name="T29">"pon"</text:span><text:span text:style-name="T59">, </text:span><text:span text:style-name="T29">"Женский"</text:span><text:span text:style-name="T59">, </text:span><text:span text:style-name="T29">"godamn"</text:span><text:span text:style-name="T59">),</text:span><text:line-break/><text:span text:style-name="T59"> <text:s text:c="3"/>Enimals(</text:span><text:span text:style-name="T29">"pin"</text:span><text:span text:style-name="T59">, </text:span><text:span text:style-name="T29">"Женский"</text:span><text:span text:style-name="T59">, </text:span><text:span text:style-name="T29">"Martin"</text:span><text:span text:style-name="T59">)</text:span><text:line-break/><text:span text:style-name="T59">]</text:span><text:line-break/><text:span text:style-name="T33">def </text:span><text:span text:style-name="T50">save_</text:span><text:span text:style-name="T51">def</text:span><text:span text:style-name="T59">(info):</text:span><text:line-break/><text:span text:style-name="T59"> <text:s text:c="3"/></text:span><text:span text:style-name="T33">for </text:span><text:span text:style-name="T59">i </text:span><text:span text:style-name="T33">in </text:span><text:span text:style-name="T31">range</text:span><text:span text:style-name="T59">(</text:span><text:span text:style-name="T31">len</text:span><text:span text:style-name="T59">(info)):</text:span><text:line-break/><text:span text:style-name="T59"> <text:s text:c="7"/></text:span><text:span text:style-name="T33">with </text:span><text:span text:style-name="T31">open</text:span><text:span text:style-name="T59">(</text:span><text:span text:style-name="T29">f"Info_file</text:span><text:span text:style-name="T33">{</text:span><text:span text:style-name="T59">i</text:span><text:span text:style-name="T33">}</text:span><text:span text:style-name="T29">.bin"</text:span><text:span text:style-name="T59">, </text:span><text:span text:style-name="T29">'wb'</text:span><text:span text:style-name="T59">) </text:span><text:span text:style-name="T33">as </text:span><text:span text:style-name="T59">file:</text:span><text:line-break/><text:span text:style-name="T59"> <text:s text:c="11"/>pickle.dump(info[i], file)</text:span><text:line-break/><text:span text:style-name="T33">def </text:span><text:span text:style-name="T50">load_def</text:span><text:span text:style-name="T59">(info):</text:span><text:line-break/><text:span text:style-name="T59"> <text:s text:c="3"/></text:span><text:span text:style-name="T33">for </text:span><text:span text:style-name="T59">i </text:span><text:span text:style-name="T33">in </text:span><text:span text:style-name="T31">range</text:span><text:span text:style-name="T59">(</text:span><text:span text:style-name="T31">len</text:span><text:span text:style-name="T59">(info)):</text:span><text:line-break/><text:span text:style-name="T59"> <text:s text:c="7"/></text:span><text:span text:style-name="T33">with </text:span><text:span text:style-name="T31">open</text:span><text:span text:style-name="T59">(</text:span><text:span text:style-name="T29">f"Info_file</text:span><text:span text:style-name="T33">{</text:span><text:span text:style-name="T59">i</text:span><text:span text:style-name="T33">}</text:span><text:span text:style-name="T29">.bin"</text:span><text:span text:style-name="T59">, </text:span><text:span text:style-name="T29">'rb'</text:span><text:span text:style-name="T59">) </text:span><text:span text:style-name="T33">as </text:span><text:span text:style-name="T59">file:</text:span><text:line-break/><text:span text:style-name="T59"> <text:s text:c="11"/>info = pickle.load(file)</text:span><text:line-break/><text:span text:style-name="T59"> <text:s text:c="11"/></text:span><text:span text:style-name="T31">print</text:span><text:span text:style-name="T59">(info.</text:span><text:span text:style-name="T56">__dict__</text:span><text:span text:style-name="T59">)</text:span><text:line-break/><text:line-break/><text:span text:style-name="T59">save_load(Info)</text:span><text:line-break/><text:span text:style-name="T59">load_def(Info)</text:span></text:p>
      <text:p text:style-name="P35"><text:span text:style-name="T59"/></text:p>
      <text:p text:style-name="P35"><text:soft-page-break/><text:span text:style-name="T59"/></text:p>
      <text:p text:style-name="P35"><text:span text:style-name="T59"/></text:p>
      <text:p text:style-name="P35"><text:span text:style-name="T59"/></text:p>
      <text:p text:style-name="P35"/>
      <text:p text:style-name="P35"><text:line-break/><text:span text:style-name="T29">"""</text:span><text:line-break/><text:span text:style-name="T29">.dump -&gt; ввод</text:span><text:line-break/><text:span text:style-name="T29">.load -&gt; выгрузка(чтение)</text:span><text:line-break/><text:span text:style-name="T29"> <text:s text:c="3"/>/|</text:span><text:line-break/><text:span text:style-name="T29"> <text:s text:c="2"/>/||| <text:s text:c="18"/></text:span><text:line-break/><text:span text:style-name="T29"> <text:s/>|||||| <text:s text:c="22"/></text:span><text:line-break/><text:span text:style-name="T29"> |||||||| <text:s text:c="16"/></text:span><text:line-break/><text:span text:style-name="T29">|||||||||| <text:s text:c="30"/></text:span><text:line-break/><text:span text:style-name="T29"> <text:s text:c="3"/>|| <text:s text:c="21"/></text:span><text:line-break/><text:span text:style-name="T29"> <text:s text:c="3"/>||</text:span><text:line-break/><text:span text:style-name="T29"> <text:s text:c="3"/>|| <text:s text:c="28"/></text:span><text:line-break/><text:span text:style-name="T29">======================================= <text:s text:c="3"/></text:span><text:line-break/><text:span text:style-name="T29">"""</text:span></text:p>
      <text:p text:style-name="P34"><text:span text:style-name="T24"/></text:p>
      <text:p text:style-name="P17"/>
      <text:p text:style-name="P17"/>
      <text:p text:style-name="P17"/>
      <text:p text:style-name="P17"/>
      <text:p text:style-name="P17">Протокол работы программы:</text:p>
      <text:p text:style-name="P18">/home/student/Документы/Zorenko_Py/venv/bin/python /home/student/Документы/Zorenko_Py/PZ_16/PZ_16.py </text:p>
      <text:p text:style-name="P18">{'name': 'pop', 'surname': 'god', 'vid': 'Мужской'}</text:p>
      <text:p text:style-name="P18">{'name': 'pon', 'surname': 'godamn', 'vid': 'Женский'}</text:p>
      <text:p text:style-name="P18">{'name': 'pin', 'surname': 'Martin', 'vid': 'Женский'}</text:p>
      <text:p text:style-name="P18"/>
      <text:p text:style-name="P18">Process finished with exit code 0</text:p>
      <text:p text:style-name="P18"/>
      <text:p text:style-name="P19"/>
      <text:p text:style-name="P15"/>
      <text:p text:style-name="P15"/>
      <text:p text:style-name="P15"/>
      <text:p text:style-name="P15">ВЫВОД:</text:p>
      <text:p text:style-name="P2"><text:span text:style-name="T2">закрепи</text:span><text:span text:style-name="T3">л</text:span><text:span text:style-name="T2"> усвоенные знания, понятия, алгоритмы, основные принципы составления программ, приобр</text:span><text:span text:style-name="T3">ёл</text:span><text:span text:style-name="T2"> навыки составление программ с ООП в IDE PyCharm Community.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33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5-18T17:18:48.091852205</dc:date>
    <meta:editing-cycles>29</meta:editing-cycles>
    <meta:editing-duration>PT1H27M41S</meta:editing-duration>
    <meta:document-statistic meta:table-count="0" meta:image-count="0" meta:object-count="0" meta:page-count="5" meta:paragraph-count="41" meta:word-count="483" meta:character-count="4435" meta:non-whitespace-character-count="3571"/>
    <meta:user-defined meta:name="Поле 1"/>
    <meta:user-defined meta:name="Поле 2"/>
    <meta:user-defined meta:name="Поле 3"/>
    <meta:user-defined meta:name="Поле 4"/>
  </office:meta>
</office:document-meta>
</file>